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s" fo:country="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fff200" loext:char-shading-value="0"/>
    </style:style>
    <style:style style:name="T3" style:family="text">
      <style:text-properties officeooo:rsid="001e6615"/>
    </style:style>
    <style:style style:name="T4" style:family="text">
      <style:text-properties fo:color="#ce181e"/>
    </style:style>
    <style:style style:name="T5" style:family="text">
      <style:text-properties fo:background-color="#fff2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st <text:s/>of us. Joel Miller y una historia sobre la <text:span text:style-name="T5">esperanza.</text:span></text:p>
      <text:p text:style-name="Standard">Last of us nos presenta un mundo destruido por una pandemia causada por un hongo que transforma a sus portadores en zombies violentos, pero estos no son los únicos monstruos del juego. Las mayores atrocidades son causadas por los personajes humanos que aun mantienen su propia voluntad, lejos del cobijo de una sociedad funcional solo queda la supervivencia y esta no entiende de moralidad ni empatía. </text:p>
      <text:p text:style-name="P1">Joel es igual que los múltiples enemigos deshumanizados que matamos a lo largo del juego, solo que no nos han contado de forma explícita esa parte de su historia, pero la conocemos por conversaciones con su hermano Tommy o con Ellie. Cuando emboscan a Joel y a Ellie él le cuenta que supo que era una emboscada porque antes también estuvo en ese lado. Y Tommy le recrimina que aún tiene pesadillas de las cosas que se vieron obligados a hacer. </text:p>
      <text:p text:style-name="Standard"><text:s/><text:span text:style-name="T1">Si el juego hubiese estado ambientado durante los 20 años que pasan desde la muerte de su hija Sarah hasta que conocemos a Ellie, no tendríamos tanta facilidad para empatizar con Joel, podría haber sido perfectamente el villano de otra historia, si es que en el mundo de last of us existen tales cosas como villanos y héroes.</text:span> En realidad solo son diferentes perspectivas de la supervivencia, si un personaje no ha hecho todavía una atrocidad es porque sus circunstancias no le han obligado aun a ello o es que ha muerto demasiado pronto para corromperse.</text:p>
      <text:p text:style-name="Standard"/>
      <text:p text:style-name="Standard"/>
      <text:p text:style-name="Standard">Y en este universo sobrevive Joel Miller, nuestro áspero protagonista, siempre a la defensiva, como si por bajar la guardia un instante el mundo <text:span text:style-name="T3">l</text:span>e fuese a devorar; antes un padre soltero y dedicado a su hija y actualmente un ser desconfiado, posiblemente traumatizado con el síndrome del superviviente, hermético emocionalmente que evita establecer lazos afectivos con cualquiera y hace cuanto sea necesario para sobrevivir. A pesar de haber pasado dos décadas sigue teniendo pesadillas sobre la muerte de su hija Sarah y aún conserva el reloj que ella le regaló, aunque esté roto y no funcione. Es un trauma que aun no ha superado y del que no quiere hablar con nadie, cuando le sacan el tema se vuelve violento y salta a la mínima, es en los pocos momentos que se muestra vulnerable y deja de parecer una máquina de supervivencia.</text:p>
      <text:p text:style-name="Standard"/>
      <text:p text:style-name="Standard"/>
      <text:p text:style-name="Standard">Y en esta situación de impermeabilidad emocional Joel conoce a Ellie, una niña impulsiva, malhablada y enérgica que a pesar de haber nacido en un mundo devastado sigue teniendo la curiosidad alocada propia de un adolescente que le permite disfrutar de pequeños momentos de alegría. </text:p>
      <text:p text:style-name="Standard">Joel acepta de la misión de recorrer medio país para entregar a Ellie a los Luciérnagas, la organización paramilitar y quizá pseudoterrorista que ha prometido encontrar la cura a la enfermedad. Pero acepta solo exclusivamente porque es un contrabandista y quiere el cargamento de armas que le han prometido.</text:p>
      <text:p text:style-name="Standard">Durante el viaje Joel y Ellie van superando todo tipo de adversidades a la vez que su relación va madurando, lo que un principio era una resignación de Joel a cargar con un niña se convierte en una relación de compañeros de viaje, Joel ahora confía en Ellie, ha visto que es alguien fuerte capaz de defenderse y también de salvarle a él, se fía lo suficientemente de ella como para darle un arma. También vemos pequeñas muestras de afecto durante el gameplay del juego que es bastante narrativo, <text:span text:style-name="T4">Ellie aprende a silbar y Joel se alegra, y Joel durante el juego cuando encuentra un comic en una casa abandonada avisa a Ellie.</text:span></text:p>
      <text:p text:style-name="Standard">Meses después llegan al poblado de Jackson donde se encuentra Tommy, el hermano de Joel y exluciérnaga. En una escena Joel le dice que fue a su antigua casa y cogió una foto para él, es una foto de Joel con Sarah, y Joel aún con una coraza emocional que le impide volver a sentir y superar su pérdida le niega la foto, le dice que todo está y que no hace falta. A pesar de esto durante el viaje hemos visto que Joel le está cogiendo cariño a Ellie pero no podría soportar sentirse responsable de otra pérdida de un ser querido, así que le dice a Tommy que sea el quien entregue a Ellie a los luciérnagas en vez de él.</text:p>
      <text:p text:style-name="Standard"><text:soft-page-break/>Al enterarse Ellie se enfadada y huye con un caballo, posteriormente <text:span text:style-name="T1">la encuentran en una casa abandonada leyendo un viejo diario de una adolescente mientras se extraña de los estúpido y sencillo que era el mundo antes de la pandemia y las tonterías que preocupaban a esa gente.</text:span> Después de esto es donde está la escena más emocional del juego con diferencia.</text:p>
      <text:p text:style-name="Standard">Ellie le recrimina que la deja sola con la excusa de que estará más segura así cuando en realidad solo estaría más asustada y que el es la única persona que no la había abandonado hasta ahora y que no se preocupe que ella no morirá como Sarah. Joel irritado por mencionar a su hija le responde cruel y fríamente: “Tu no eres mi hija y yo no soy tu padre”. </text:p>
      <text:p text:style-name="Standard">Justo en ese momento son atacados por unos bandidos y después de vencerlos de vuelta a Jackson Joel recapacita y decide seguir su camino junto a Ellie a pesar de su miedo a la pérdida. Ahí sucede un claro punto de inflexión en el personaje, <text:span text:style-name="T1">decide poder querer a alguien y establecer vínculos emocionales a pesar de que eso le vuelve vulnerable y más en un mundo deshumanizado.</text:span> Más adelante en la historia Ellie le entregará la foto de Sarah que antes le negó a Tommy y esta vez Joel si la aceptará.</text:p>
      <text:p text:style-name="Standard">Meses más adelante en la historia tenemos otro clímax emocional, que es la famosa escena de las jirafas. Esta escena está justamente después del capítulo de invierno que es el más crudo y violento de juego donde más sufren nuestros dos protagonistas. <text:span text:style-name="T1">Las </text:span><text:span text:style-name="T2">jirafas</text:span><text:span text:style-name="T1"> representan la esperanza, es un oasis de tranquilidad y paz en un mundo hostil, es la recompensa a nuestros personajes por todo lo sufrido.</text:span> Ese momento les permite dejar de estar a la defensiva, les da la capacidad de volver a ser humanos, es un momento “padre e hija” viendo animales en el zoo, no son dos supervivientes intentando no morir a cada instante. </text:p>
      <text:p text:style-name="Standard">Es tal la potencia del momento que Joel, Joel el contrabandista que solo le preocupaba sobrevivir y su cargamento de armas, ese Joel del principio del juego decide plantearle a Ellie dejar la misión y volver a Jackson con Tommy donde podrán tener una vida normal. Pero Ellie decide seguir porque todo este camino tiene que servir para algo, su inmunidad tiene que servir para algo, toda la gente que ha perdido tiene que servir para algo; los seres humanos necesitamos una justificación para nuestro dolor y sufrimiento.</text:p>
      <text:p text:style-name="Standard">Así que prosiguen su camino y llegan al hospital de los Luciérnagas con Ellie inconsciente. El procedimiento para crear la vacuna matará a Ellie. Joel tiene que elegir entre una posible cura para la humanidad o la vida de Ellie. Después de todo lo que ha pasado, después de ver de lo que son capaces los seres humanos, después de ser capaz de tener esperanza en una vida con lazos afectivos, después de abrirse a ser capaz de querer a alguien de nuevo, después de todo eso la decisión está muy clara…Va a matar a todo el hospital con tal de salvarla. Y así lo hace.</text:p>
      <text:p text:style-name="P1">Y este es el viaje que nuestro protagonista, un animal furioso y traumado, tan dolido con su pérdida que es incapaz de preocuparse por nadie se convierte en una persona <text:span text:style-name="T4">capaz de matar a todo un hospital</text:span> por la persona que quiere. Pero para no hacerla daño tiene que mentirla y decirle que ella no es la solución a la humanidad, que los Luciérnagas no la necesitan para encontrar una vacuna y que a pesar de todas sus pérdidas y la gente que ha dejado atrás siempre se encuentra un motivo para viv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2T23:34:11.291153599</meta:creation-date>
    <dc:date>2020-09-05T15:16:07.433584581</dc:date>
    <meta:editing-duration>PT2H34M25S</meta:editing-duration>
    <meta:editing-cycles>8</meta:editing-cycles>
    <meta:generator>LibreOffice/6.0.7.3$Linux_X86_64 LibreOffice_project/00m0$Build-3</meta:generator>
    <meta:document-statistic meta:table-count="0" meta:image-count="0" meta:object-count="0" meta:page-count="2" meta:paragraph-count="16" meta:word-count="1348" meta:character-count="7542" meta:non-whitespace-character-count="6203"/>
  </office:meta>
</office:document-meta>
</file>